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07fd" officeooo:paragraph-rsid="005c07f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6031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1c763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5a818" officeooo:paragraph-rsid="0055a81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6f80d" officeooo:paragraph-rsid="0066031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95d28" officeooo:paragraph-rsid="0029b4b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c20a9" officeooo:paragraph-rsid="0036349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1c7638" officeooo:paragraph-rsid="00386e7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386e7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36b0d2" officeooo:paragraph-rsid="0036b0d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1ddc4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d3ecd" officeooo:paragraph-rsid="00110df4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5c07fd" officeooo:paragraph-rsid="005c07f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Ubuntu" fo:font-size="13pt" fo:font-weight="normal" officeooo:rsid="003b1fdf" officeooo:paragraph-rsid="003b1fdf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3pt" style:text-underline-style="dotted" style:text-underline-width="auto" style:text-underline-color="font-color" fo:font-weight="bold" officeooo:rsid="000f1e75" officeooo:paragraph-rsid="004d21e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0d3ecd" officeooo:paragraph-rsid="000d3ec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5c07fd" officeooo:paragraph-rsid="005c07f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36b0d2" officeooo:paragraph-rsid="0036b0d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end" style:justify-single-word="false"/>
      <style:text-properties style:font-name="Ubuntu" fo:font-size="12pt" fo:font-weight="normal" officeooo:rsid="003b1fdf" officeooo:paragraph-rsid="003b1fd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fo:font-size="17pt" style:text-underline-style="solid" style:text-underline-width="bold" style:text-underline-color="#7da7d8" fo:font-weight="bold" officeooo:rsid="00660311" officeooo:paragraph-rsid="00660311" style:font-size-asian="17pt" style:font-weight-asian="bold" style:font-size-complex="17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0750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660311" officeooo:paragraph-rsid="00660311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4cf15" officeooo:paragraph-rsid="0074cf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61fc6" officeooo:paragraph-rsid="00761fc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bold" officeooo:rsid="00660311" officeooo:paragraph-rsid="00660311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da778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bd7db" officeooo:paragraph-rsid="006da778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35ccc" officeooo:paragraph-rsid="00735ccc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9e98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6031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1a2b" officeooo:paragraph-rsid="005c07fd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font-size="10pt" style:text-underline-style="dotted" style:text-underline-width="auto" style:text-underline-color="font-color" fo:font-weight="normal" officeooo:paragraph-rsid="00386e78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ed2d" style:font-weight-asian="bold" style:font-weight-complex="bold"/>
    </style:style>
    <style:style style:name="T3" style:family="text">
      <style:text-properties fo:font-weight="bold" officeooo:rsid="00660311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1ddc4d"/>
    </style:style>
    <style:style style:name="T6" style:family="text">
      <style:text-properties fo:language="fr" fo:country="FR" fo:font-weight="bold" officeooo:rsid="001e3104" style:font-weight-asian="bold" style:font-weight-complex="bold"/>
    </style:style>
    <style:style style:name="T7" style:family="text">
      <style:text-properties fo:language="fr" fo:country="FR" fo:font-weight="bold" officeooo:rsid="00660311" style:font-weight-asian="bold" style:font-weight-complex="bold"/>
    </style:style>
    <style:style style:name="T8" style:family="text">
      <style:text-properties fo:language="fr" fo:country="FR" fo:font-style="italic" officeooo:rsid="00660311" style:font-style-asian="italic" style:font-style-complex="italic"/>
    </style:style>
    <style:style style:name="T9" style:family="text">
      <style:text-properties fo:language="fr" fo:country="FR" officeooo:rsid="002a8f64"/>
    </style:style>
    <style:style style:name="T10" style:family="text">
      <style:text-properties fo:language="fr" fo:country="FR" officeooo:rsid="00386e78"/>
    </style:style>
    <style:style style:name="T11" style:family="text">
      <style:text-properties fo:language="fr" fo:country="FR" style:text-underline-style="none"/>
    </style:style>
    <style:style style:name="T12" style:family="text">
      <style:text-properties fo:language="fr" fo:country="FR" style:text-underline-style="none" officeooo:rsid="00386e78"/>
    </style:style>
    <style:style style:name="T13" style:family="text">
      <style:text-properties fo:language="fr" fo:country="FR" style:text-underline-style="none" officeooo:rsid="001ddc4d"/>
    </style:style>
    <style:style style:name="T14" style:family="text">
      <style:text-properties fo:language="fr" fo:country="FR" style:text-underline-style="none" officeooo:rsid="002a8f64"/>
    </style:style>
    <style:style style:name="T15" style:family="text">
      <style:text-properties fo:language="fr" fo:country="FR" style:text-underline-style="none" officeooo:rsid="0038809e"/>
    </style:style>
    <style:style style:name="T16" style:family="text">
      <style:text-properties fo:language="fr" fo:country="FR" style:text-underline-style="none" officeooo:rsid="005a175d"/>
    </style:style>
    <style:style style:name="T17" style:family="text">
      <style:text-properties fo:language="fr" fo:country="FR" style:text-underline-style="none" officeooo:rsid="00660311"/>
    </style:style>
    <style:style style:name="T18" style:family="text">
      <style:text-properties fo:language="fr" fo:country="FR" officeooo:rsid="00660311"/>
    </style:style>
    <style:style style:name="T19" style:family="text">
      <style:text-properties style:font-name="Ubuntu" fo:language="fr" fo:country="FR" style:text-underline-style="none" officeooo:rsid="003a3ff3"/>
    </style:style>
    <style:style style:name="T20" style:family="text">
      <style:text-properties style:font-name="Ubuntu" fo:language="fr" fo:country="FR" style:text-underline-style="none" officeooo:rsid="00660311"/>
    </style:style>
    <style:style style:name="T21" style:family="text">
      <style:text-properties style:font-name="Ubuntu" fo:language="fr" fo:country="FR" fo:font-style="italic" style:text-underline-style="none" officeooo:rsid="00660311" style:font-style-asian="italic" style:font-style-complex="italic"/>
    </style:style>
    <style:style style:name="T22" style:family="text">
      <style:text-properties style:font-name="Ubuntu" fo:language="fr" fo:country="FR" officeooo:rsid="000f1e75"/>
    </style:style>
    <style:style style:name="T23" style:family="text">
      <style:text-properties style:font-name="Ubuntu" style:text-underline-style="none" officeooo:rsid="000f1e75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f1499" style:font-style-asian="normal" style:font-style-complex="normal"/>
    </style:style>
    <style:style style:name="T26" style:family="text">
      <style:text-properties fo:font-style="normal" officeooo:rsid="00660311" style:font-style-asian="normal" style:font-style-complex="normal"/>
    </style:style>
    <style:style style:name="T27" style:family="text">
      <style:text-properties fo:font-style="normal" fo:font-weight="bold" officeooo:rsid="0055a81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660311" style:font-style-asian="normal" style:font-weight-asian="bold" style:font-style-complex="normal" style:font-weight-complex="bold"/>
    </style:style>
    <style:style style:name="T29" style:family="text">
      <style:text-properties fo:color="#ce181e"/>
    </style:style>
    <style:style style:name="T30" style:family="text">
      <style:text-properties fo:color="#ce181e" officeooo:rsid="006da778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86e78"/>
    </style:style>
    <style:style style:name="T33" style:family="text">
      <style:text-properties fo:color="#666666"/>
    </style:style>
    <style:style style:name="T34" style:family="text">
      <style:text-properties fo:color="#666666" officeooo:rsid="006bd7db"/>
    </style:style>
    <style:style style:name="T35" style:family="text">
      <style:text-properties fo:color="#666666" officeooo:rsid="006da778"/>
    </style:style>
    <style:style style:name="T36" style:family="text">
      <style:text-properties officeooo:rsid="00660311"/>
    </style:style>
    <style:style style:name="T37" style:family="text">
      <style:text-properties officeooo:rsid="00692f7a"/>
    </style:style>
    <style:style style:name="T38" style:family="text">
      <style:text-properties officeooo:rsid="0069e98f"/>
    </style:style>
    <style:style style:name="T39" style:family="text">
      <style:text-properties officeooo:rsid="006da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TP<text:span text:style-name="T36">2</text:span> Architecture des Ordinateurs</text:p>
      <text:p text:style-name="P26">ENTRÉES / SORTIES ET SAUT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INFO 1 – MARTI Emilie</text:p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Sommaire</text:p>
      <text:p text:style-name="P22"/>
      <text:p text:style-name="P13"><text:span text:style-name="T32">0</text:span><text:span text:style-name="T31">. </text:span><text:span text:style-name="T12">Introduction</text:span><text:span text:style-name="T10"><text:tab/><text:tab/><text:tab/><text:tab/><text:tab/><text:tab/><text:tab/><text:tab/><text:tab/><text:tab/><text:tab/><text:tab/></text:span><text:span text:style-name="T15">3</text:span></text:p>
      <text:p text:style-name="P14"/>
      <text:p text:style-name="P41"><text:span text:style-name="T23">1. </text:span><text:span text:style-name="T20">La bibliothèeque d’entrée/sortie </text:span><text:span text:style-name="T21">asm_io</text:span><text:span text:style-name="T22"><text:tab/><text:tab/><text:tab/><text:tab/><text:tab/><text:tab/><text:tab/><text:tab/></text:span><text:span text:style-name="T19">4</text:span></text:p>
      <text:p text:style-name="P12"/>
      <text:p text:style-name="P13"><text:span text:style-name="T14">2.</text:span><text:span text:style-name="T11"> </text:span><text:span text:style-name="T13">Le</text:span><text:span text:style-name="T17">s sauts inconditionnels/conditionnels</text:span><text:span text:style-name="T5"><text:tab/><text:tab/><text:tab/><text:tab/><text:tab/><text:tab/><text:tab/><text:tab/></text:span><text:span text:style-name="T16">7</text:span></text:p>
      <text:p text:style-name="P13"><text:span text:style-name="T13"><text:tab/></text:span></text:p>
      <text:p text:style-name="P13"><text:span text:style-name="T12">3</text:span><text:span text:style-name="T14">.</text:span><text:span text:style-name="T13"> </text:span><text:span text:style-name="T17">Mise en pratique</text:span><text:span text:style-name="T10"><text:tab/><text:tab/><text:tab/><text:tab/><text:tab/><text:tab/><text:tab/><text:tab/><text:tab/><text:tab/><text:tab/></text:span><text:span text:style-name="T16">9</text:span></text:p>
      <text:p text:style-name="P13"><text:span text:style-name="T13"><text:tab/></text:span></text:p>
      <text:p text:style-name="P13"><text:span text:style-name="T12">4. Conclusion</text:span><text:span text:style-name="T10"><text:tab/><text:tab/><text:tab/><text:tab/><text:tab/><text:tab/><text:tab/><text:tab/><text:tab/><text:tab/><text:tab/><text:tab/></text:span><text:span text:style-name="T16">10</text:span></text:p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Introduction</text:p>
      <text:p text:style-name="P3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1. <text:span text:style-name="T18">La bibliothèeque d’entrée/sortie </text:span><text:span text:style-name="T8">asm_io</text:span></text:p>
      <text:p text:style-name="P27"><text:tab/>Exercice 1. </text:p>
      <text:p text:style-name="P5">1. <text:span text:style-name="T37">L’instruction de la ligne 17 va récupérer la chaîne de charactères donnée en input par l’utilisateur en console ; elle en récupère que la partie numérique entière. Le numéro va être sauvegardé dans eax.</text:span></text:p>
      <text:p text:style-name="P5"/>
      <text:p text:style-name="P5">2. <text:span text:style-name="T38">L’instruction de la ligne 24 va additionner le numéro sauvegardé dans eax (qui correspond à input1) avec le numéro de input2 et va sauvegarder la réponse dans eax.</text:span></text:p>
      <text:p text:style-name="P5"/>
      <text:p text:style-name="P36">3. <text:s/><text:span text:style-name="T38">L’instruction de la ligne 29 va afficher dans la sortie standard l’entier sauvegardé dans eax.</text:span></text:p>
      <text:p text:style-name="P36"/>
      <text:p text:style-name="P5">4. <text:s/><text:span text:style-name="T38">Les lignes 31, 32 et 33 vont permettre de quitter le programme en indiquant qu’il n’y a pas eu d’erreurs (car on met 0 dans ebx). L’instruction d’interruption 0x80 va récupérer la fonction d’exit de linux car on a passé 1 dans eax.</text:span></text:p>
      <text:p text:style-name="P6"/>
      <text:p text:style-name="P16"><text:span text:style-name="T9">2.</text:span><text:span text:style-name="T4"> </text:span><text:span text:style-name="T18">Les sauts inconditionnels/conditionnels</text:span></text:p>
      <text:p text:style-name="P2"><text:span text:style-name="T5"><text:tab/></text:span><text:span text:style-name="T6">Exercice </text:span><text:span text:style-name="T7">2</text:span><text:span text:style-name="T6">.</text:span></text:p>
      <text:p text:style-name="P33">1.<text:span text:style-name="T29"><text:tab/><text:tab/>mov eax</text:span>, 0<text:span text:style-name="T33">xFFFFFFFF</text:span><text:tab/><text:span text:style-name="T33">; </text:span><text:span text:style-name="T34">Sauvegarde le nombre 0xFFFFFFFF dans eax, </text:span><text:span text:style-name="T35">négatif</text:span></text:p>
      <text:p text:style-name="P33"><text:tab/><text:tab/><text:span text:style-name="T29">cmp eax</text:span>, 0<text:tab/><text:tab/><text:span text:style-name="T33">; </text:span><text:span text:style-name="T34">Compare les données dans eax avec le nombre 0</text:span></text:p>
      <text:p text:style-name="P33"><text:tab/><text:tab/><text:span text:style-name="T29">j</text:span><text:span text:style-name="T30">a</text:span> <text:span text:style-name="T33">aff_1<text:tab/></text:span><text:tab/><text:tab/><text:span text:style-name="T33">; </text:span><text:span text:style-name="T34">Saute à l’adresse aff_1 si le nombre dans eax est plus grand que 0,</text:span><text:span text:style-name="T35"> ce qui n’est pas le cas car 0xFFFFFFFF est négatif, donc on ne saute pas à aff_1</text:span></text:p>
      <text:p text:style-name="P33"><text:tab/><text:tab/><text:span text:style-name="T29">mov eax</text:span>, 0<text:tab/><text:tab/><text:span text:style-name="T33">; </text:span><text:span text:style-name="T34">Sauvegarde le nombre 0 dans eax</text:span></text:p>
      <text:p text:style-name="P33"><text:tab/><text:tab/><text:span text:style-name="T29">call</text:span> <text:span text:style-name="T33">print_int<text:tab/></text:span><text:tab/><text:span text:style-name="T33">; </text:span><text:span text:style-name="T34">Affiche l’entier sauvegardé dans eax à la sortie standard</text:span></text:p>
      <text:p text:style-name="P33"><text:tab/><text:span text:style-name="T33">aff_1 :</text:span></text:p>
      <text:p text:style-name="P33"><text:tab/><text:tab/><text:span text:style-name="T29">mov eax</text:span>, 1<text:tab/><text:tab/><text:span text:style-name="T33">; </text:span><text:span text:style-name="T34">Place le nombre 1 dans eax</text:span></text:p>
      <text:p text:style-name="P33"><text:tab/><text:tab/><text:span text:style-name="T29">call</text:span> <text:span text:style-name="T33">print_int</text:span><text:tab/><text:tab/><text:span text:style-name="T33">; </text:span><text:span text:style-name="T34">affiche l’entier sauvegardé dans eax à la sortie standard</text:span></text:p>
      <text:p text:style-name="P34">Dans la sortie standard, le programme va afficher :</text:p>
      <text:p text:style-name="P34"><text:tab/><text:span text:style-name="T39">0</text:span></text:p>
      <text:p text:style-name="P34"><text:tab/><text:span text:style-name="T39">1</text:span></text:p>
      <text:p text:style-name="P34"/>
      <text:p text:style-name="P32">2.<text:span text:style-name="T29"><text:tab/><text:tab/>mov eax</text:span>, 0<text:span text:style-name="T33">xFFFFFFFF</text:span><text:tab/><text:span text:style-name="T33">; </text:span><text:span text:style-name="T34">Sauvegarder le nombre 0xFFFFFFFF dans eax, </text:span><text:span text:style-name="T35">négatif</text:span></text:p>
      <text:p text:style-name="P33"><text:tab/><text:tab/><text:span text:style-name="T29">cmp eax</text:span>, 0<text:tab/><text:tab/><text:span text:style-name="T33">; </text:span><text:span text:style-name="T34">Comparer les données dans eax avec le nombre 0</text:span></text:p>
      <text:p text:style-name="P33"><text:tab/><text:tab/><text:span text:style-name="T29">j</text:span><text:span text:style-name="T30">a</text:span> <text:span text:style-name="T33">aff_1<text:tab/></text:span><text:tab/><text:tab/><text:span text:style-name="T33">; </text:span><text:span text:style-name="T34">Saute à l’adresse aff_1 </text:span><text:span text:style-name="T35">car</text:span><text:span text:style-name="T34"> </text:span><text:span text:style-name="T35">0xFFFFFFFF</text:span><text:span text:style-name="T34"> est plus grand que 0</text:span></text:p>
      <text:p text:style-name="P33"><text:tab/><text:tab/><text:span text:style-name="T29">mov eax</text:span>, 0<text:tab/><text:tab/><text:span text:style-name="T33">; </text:span><text:span text:style-name="T34">Sauvegarde le nombre 0 dans eax</text:span></text:p>
      <text:p text:style-name="P33"><text:tab/><text:tab/><text:span text:style-name="T29">call</text:span> <text:span text:style-name="T33">print_int<text:tab/></text:span><text:tab/><text:span text:style-name="T33">; </text:span><text:span text:style-name="T34">Affiche l’entier sauvegardé dans eax à la sortie standard</text:span></text:p>
      <text:p text:style-name="P33"><text:tab/><text:span text:style-name="T33">aff_1 :</text:span></text:p>
      <text:p text:style-name="P33"><text:tab/><text:tab/><text:span text:style-name="T29">mov eax</text:span>, 1<text:tab/><text:tab/><text:span text:style-name="T33">; </text:span><text:span text:style-name="T34">Place le nombre 1 dans eax</text:span></text:p>
      <text:p text:style-name="P33"><text:tab/><text:tab/><text:span text:style-name="T29">call</text:span> <text:span text:style-name="T33">print_int</text:span><text:tab/><text:tab/><text:span text:style-name="T33">; </text:span><text:span text:style-name="T34">affiche l’entier sauvegardé dans eax à la sortie standard</text:span></text:p>
      <text:p text:style-name="P34">Dans la sortie standard, le programme va afficher :</text:p>
      <text:p text:style-name="P34"><text:tab/><text:span text:style-name="T39">1</text:span></text:p>
      <text:p text:style-name="P34"><text:tab/><text:span text:style-name="T39">0</text:span></text:p>
      <text:p text:style-name="P10"><text:soft-page-break/></text:p>
      <text:p text:style-name="P20"><text:span text:style-name="T12">3</text:span><text:span text:style-name="T14">.</text:span><text:span text:style-name="T13"> </text:span><text:span text:style-name="T17">Mise en pratique</text:span></text:p>
      <text:p text:style-name="P11"><text:tab/><text:span text:style-name="T2">Exercice </text:span><text:span text:style-name="T3">3</text:span><text:span text:style-name="T2">.</text:span></text:p>
      <text:p text:style-name="P35">Compiler avec ./Comp E3</text:p>
      <text:p text:style-name="P35">Le programme ne gère pas le type d’input entré par l’utilisateur : il ne va pas marcher si l’utilisateur n’écrit pas que des entiers.</text:p>
      <text:p text:style-name="P8"/>
      <text:p text:style-name="P7"><text:tab/><text:span text:style-name="T1">Exercice </text:span><text:span text:style-name="T3">4.</text:span></text:p>
      <text:p text:style-name="P29">eax = 0x00000064</text:p>
      <text:p text:style-name="P29">edx = 0x00000002</text:p>
      <text:p text:style-name="P29"/>
      <text:p text:style-name="P9"><text:span text:style-name="T24"><text:tab/></text:span><text:span text:style-name="T27">Exercice </text:span><text:span text:style-name="T28">5.</text:span></text:p>
      <text:p text:style-name="P30">2. Le programme pense que -1 / 17 donne un entier (252645135) sans reste ; il n’est pas capable de gérer correctement les chiffres négatifs.</text:p>
      <text:p text:style-name="P30"/>
      <text:p text:style-name="P9"><text:span text:style-name="T26"><text:tab/></text:span><text:span text:style-name="T28">Exercice 6.</text:span></text:p>
      <text:p text:style-name="P31"/>
      <text:p text:style-name="P31"><text:tab/>Exercice 7.</text:p>
      <text:p text:style-name="P31"/>
      <text:p text:style-name="P31"><text:tab/>Exercice 8.</text:p>
      <text:p text:style-name="P31"/>
      <text:p text:style-name="P31"><text:tab/>Exercice 9.</text:p>
      <text:p text:style-name="P31"/>
      <text:p text:style-name="P31"><text:tab/>Exercice 10.</text:p>
      <text:p text:style-name="P31"/>
      <text:p text:style-name="P31"><text:tab/>Exercice 11.</text:p>
      <text:p text:style-name="P28"/>
      <text:p text:style-name="P17">Conclusion</text:p>
      <text:p text:style-name="P4"/>
      <text:p text:style-name="P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5</text:page-number></text:p>
      </style:footer>
      <style:footer-first>
        <text:p text:style-name="MP1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09T18:09:23.359377573</dc:date>
    <meta:editing-duration>PT22H27M3S</meta:editing-duration>
    <meta:editing-cycles>61</meta:editing-cycles>
    <meta:generator>LibreOffice/6.0.6.2$Linux_X86_64 LibreOffice_project/00m0$Build-2</meta:generator>
    <meta:document-statistic meta:table-count="0" meta:image-count="0" meta:object-count="0" meta:page-count="5" meta:paragraph-count="60" meta:word-count="469" meta:character-count="2695" meta:non-whitespace-character-count="2172"/>
  </office:meta>
</office:document-meta>
</file>